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text-properties style:font-name="Arial" fo:font-size="14pt" fo:font-weight="normal" style:font-size-asian="14pt" style:font-weight-asian="normal" style:font-size-complex="14pt" style:font-weight-complex="normal"/>
    </style:style>
    <style:style style:name="P3" style:family="paragraph" style:parent-style-name="Standard">
      <style:text-properties style:font-name="Arial" fo:font-size="15pt" fo:font-weight="normal" style:font-size-asian="15pt" style:font-weight-asian="normal" style:font-size-complex="15pt" style:font-weight-complex="normal"/>
    </style:style>
    <style:style style:name="P4" style:family="paragraph" style:parent-style-name="Standard" style:list-style-name="L1">
      <style:text-properties style:font-name="Arial" fo:font-size="15pt" fo:font-weight="normal" style:font-size-asian="15pt" style:font-weight-asian="normal" style:font-size-complex="15pt" style:font-weight-complex="normal"/>
    </style:style>
    <style:style style:name="P5" style:family="paragraph" style:parent-style-name="Standard" style:list-style-name="L1">
      <style:text-properties style:font-name="Arial" fo:font-size="15pt" style:font-size-asian="15pt" style:font-size-complex="15pt"/>
    </style:style>
    <style:style style:name="T1" style:family="text">
      <style:text-properties style:font-name="Times New Roman"/>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Arial"/>
    </style:style>
    <style:style style:name="T4" style:family="text">
      <style:text-properties style:font-name="Arial" fo:font-size="14pt" fo:font-weight="normal" style:font-size-asian="14pt" style:font-weight-asian="normal" style:font-size-complex="14pt" style:font-weight-complex="normal"/>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style:font-name="Arial" fo:font-size="18pt" fo:font-weight="bold" style:font-size-asian="18pt" style:font-weight-asian="bold" style:font-size-complex="18pt" style:font-weight-complex="bold"/>
    </style:style>
    <style:style style:name="T9" style:family="text">
      <style:text-properties style:font-name="Arial" fo:font-weight="normal" style:font-weight-asian="normal" style:font-weight-complex="normal"/>
    </style:style>
    <style:style style:name="T10" style:family="text">
      <style:text-properties style:font-name="Arial" fo:font-weight="bold" style:font-weight-asian="bold" style:font-weight-complex="bold"/>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zza Studio Fattibilità</text:p>
      <text:p text:style-name="P2"/>
      <text:p text:style-name="P3">Dopo aver analizzato i cinque capitolati d'appalto presentati in data 12 Novembre 2008 dai docenti Conte Renato e Vardanega Tullio, il gruppo WebShape ha deciso di proporsi come fornitore per il capitolato C04 (“AJAXDRAW”), che consiste nella creazione di un software per il disegno grafico in tecnologie web.</text:p>
      <text:p text:style-name="P3"/>
      <text:p text:style-name="P3">Tale scelta si basa prevalentemente sui seguenti punti:</text:p>
      <text:list xml:id="list1769011056" text:style-name="L1">
        <text:list-item>
          <text:p text:style-name="P5"><text:span text:style-name="T13">interesse e capacità: i membri del gruppo condividono lo stesso interesse nei confronti delle tecnologie web e delle applicazioni grafiche; inoltre alcuni componenti sono in possesso delle conoscenze necessarie per comprendere a fondo il dominio del problema, in quanto hanno già superato l'esame di Tecnologie Web della Laurea Triennale di Informatica dell'Università di Padova, mentre per gli altri tale esame rappresenta ulteriore stimolo di interesse nei riguardi del progetto.</text:span></text:p>
        </text:list-item>
        <text:list-item>
          <text:p text:style-name="P5"><text:span text:style-name="T13">aspetto commerciale: il capitolato in oggetto rappresenta secondo il gruppo un buon prodotto poichè l'utilizzo del software risulta pi</text:span><text:span text:style-name="T13">ù</text:span><text:span text:style-name="T13"> <text:s/>semplice e immediato rispetto alla stessa applicazione </text:span><text:span text:style-name="T14">desktop</text:span><text:span text:style-name="T13"> (i.e. esenta l'utente da oneri come l'installazione e l'aggiornamento del prodotto). </text:span><text:span text:style-name="T13">È</text:span><text:span text:style-name="T13"> da notare inoltre l'attuale orientamento del mercato informatico verso le tecnologie web, che si stanno indubbiamente rivelando sempre pi</text:span><text:span text:style-name="T13">ù</text:span><text:span text:style-name="T13"> interessanti.</text:span></text:p>
        </text:list-item>
        <text:list-item>
          <text:p text:style-name="P4">fattibilità tecnologica: i componenti del gruppo hanno accertato l'esistenza di strumenti software adatti alla realizzazione del progetto.</text:p>
        </text:list-item>
      </text:list>
      <text:p text:style-name="P3"/>
      <text:p text:style-name="P3">Pertanto il gruppo WebShape si dichiara disponibile per la creazione e lo sviluppo del capitolato d'appalto C04.</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co</meta:initial-creator>
    <meta:creation-date>2008-11-19T17:15:16</meta:creation-date>
    <dc:date>2008-11-19T18:40:42</dc:date>
    <dc:creator>ico</dc:creator>
    <meta:editing-duration>PT00H23M25S</meta:editing-duration>
    <meta:editing-cycles>3</meta:editing-cycles>
    <meta:generator>OpenOffice.org/3.0$Unix OpenOffice.org_project/300m9$Build-9358</meta:generator>
    <meta:document-statistic meta:table-count="0" meta:image-count="0" meta:object-count="0" meta:page-count="1" meta:paragraph-count="7" meta:word-count="224" meta:character-count="1561"/>
    <meta:user-defined meta:name="Info 1"/>
    <meta:user-defined meta:name="Info 2"/>
    <meta:user-defined meta:name="Info 3"/>
    <meta:user-defined meta:name="Info 4"/>
  </office:meta>
</office:document-meta>
</file>